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10000201000002E80000004E93024528.png" manifest:media-type=""/>
  <manifest:file-entry manifest:full-path="Pictures/10000201000004130000007F77F78BB8.png" manifest:media-type=""/>
  <manifest:file-entry manifest:full-path="Pictures/2000000B0000186B0000046C8F985C37.svm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823cm" style:use-optimal-column-width="false"/>
    </style:style>
    <style:style style:name="co6" style:family="table-column">
      <style:table-column-properties style:column-width="8.097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2.037cm"/>
    </style:style>
    <style:style style:name="ro4" style:family="table-row">
      <style:table-row-properties style:row-height="2.17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c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c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c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c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y. 09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4 open defects excluding 5 HVM bugs.</text:span></text:p>
              </text:list-item>
              <text:list-item>
                <text:p><text:span text:style-name="T5">4 defects new opened in the last two weeks. <text:s/>We solved 4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091cm" svg:x="0cm" svg:y="5.709cm">
          <draw:image xlink:href="Pictures/10000201000004130000007F77F78BB8.png" xlink:type="simple" xlink:show="embed" xlink:actuate="onLoad">
            <text:p/>
          </draw:image>
        </draw:frame>
        <draw:frame draw:style-name="gr5" draw:text-style-name="P4" draw:layer="layout" svg:width="12.283cm" svg:height="8.22cm" svg:x="0.1cm" svg:y="9.4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3.123cm" svg:height="8.855cm" svg:x="12.277cm" svg:y="9.17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7.532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9984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KVM</text:span></text:p>
              </table:table-cell>
              <table:table-cell table:style-name="ce6">
                <text:p text:style-name="P11"><text:span text:style-name="T8">Guests hang when attempting to reboot on Vulcan FP1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8">- BZ is being cloned to MCP to request a test package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9">
                <text:p text:style-name="P11"><text:span text:style-name="T8">Customer is not able to install a Fixpack on a system with SDK installed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11">
                <text:p text:style-name="P14"><text:span text:style-name="T8">3</text:span></text:p>
              </table:table-cell>
              <table:table-cell>
                <text:p text:style-name="P13"><text:span text:style-name="T8">139772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BaseOS</text:span></text:p>
              </table:table-cell>
              <table:table-cell table:style-name="ce6">
                <text:p text:style-name="P11"><text:span text:style-name="T8">chmem -d crashes a Vulcan FP1 system running in a DPM LPAR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2">
                <text:p text:style-name="P13"><text:span text:style-name="T8">- Waiting for the reporter to verify the test packag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9">443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614cm" svg:x="2.638cm" svg:y="5.78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5-10T17:07:29.297422742</dc:date>
    <dc:language>en-US</dc:language>
    <meta:editing-cycles>1347</meta:editing-cycles>
    <meta:editing-duration>P19DT14H15M58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284cm" svg:height="8.221cm" xlink:href="." xlink:type="simple" chart:class="chart:bar" chart:style-name="ch1">
        <chart:title svg:x="2.017cm" svg:y="0.009cm" chart:style-name="ch2">
          <text:p>Open Defect by Severity (weekly)</text:p>
        </chart:title>
        <chart:legend svg:x="9.448cm" svg:y="3.242cm" style:legend-expansion="custom" chartooo:width="2.736cm" chartooo:height="2.201cm" style:legend-expansion-aspect-ratio="1.24307133121309" chart:style-name="ch3"/>
        <chart:plot-area chart:style-name="ch4" chart:data-source-has-labels="both" svg:x="0.385cm" svg:y="1.185cm" svg:width="8.597cm" svg:height="7.213cm">
          <chartooo:coordinate-region svg:x="1.006cm" svg:y="1.384cm" svg:width="7.949cm" svg:height="5.969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15cm" xlink:href="." xlink:type="simple" chart:class="chart:bar" chart:style-name="ch1">
        <chart:title svg:x="7.966cm" svg:y="0.395cm" chart:style-name="ch2">
          <text:p>All Defects</text:p>
        </chart:title>
        <chart:legend chart:legend-position="end" svg:x="17.044cm" svg:y="3cm" style:legend-expansion="high" chart:style-name="ch3"/>
        <chart:plot-area chart:style-name="ch4" chart:data-source-has-labels="both" svg:x="0.918cm" svg:y="1.28cm" svg:width="15.299cm" svg:height="6.757cm">
          <chartooo:coordinate-region svg:x="1.725cm" svg:y="1.479cm" svg:width="14.492cm" svg:height="5.911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24cm" svg:height="8.856cm" xlink:href="." xlink:type="simple" chart:class="chart:bar" chart:style-name="ch1">
        <chart:title svg:x="2.3cm" svg:y="0.193cm" chart:style-name="ch2">
          <text:p>New and Closed defects (weekly)</text:p>
        </chart:title>
        <chart:legend chart:legend-position="end" svg:x="10.665cm" svg:y="3.935cm" style:legend-expansion="high" chart:style-name="ch3"/>
        <chart:plot-area chart:style-name="ch4" chart:data-source-has-labels="both" svg:x="0.452cm" svg:y="1.344cm" svg:width="10.109cm" svg:height="6.841cm">
          <chartooo:coordinate-region svg:x="1.073cm" svg:y="1.543cm" svg:width="9.488cm" svg:height="5.995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